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B0813ED2F540E1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B0813ED2F540E1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ús el buen pastor</text:span></text:p>
            <text:p text:style-name="P3"><text:span text:style-name="T2">(Juan 10.1-2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1:25.261000000</dc:date>
    <meta:editing-duration>PT2H31M22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